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2000002B8AB0DC110.png" manifest:media-type="image/png"/>
  <manifest:file-entry manifest:full-path="Pictures/10000000000003B3000002FB4FC489D7.png" manifest:media-type="image/png"/>
  <manifest:file-entry manifest:full-path="Pictures/10000000000004A30000035B94A315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641" officeooo:paragraph-rsid="001776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5307in" svg:y="-0.6528in" svg:width="7.1756in" svg:height="5.1925in" draw:z-index="0"><draw:image xlink:href="Pictures/10000000000004A30000035B94A31547.png" xlink:type="simple" xlink:show="embed" xlink:actuate="onLoad" draw:mime-type="image/png"/></draw:frame><draw:frame draw:style-name="fr2" draw:name="Image2" text:anchor-type="char" svg:x="-0.552in" svg:y="4.6429in" svg:width="6.9992in" svg:height="4.8925in" draw:z-index="1"><draw:image xlink:href="Pictures/10000000000003B3000002FB4FC489D7.png" xlink:type="simple" xlink:show="embed" xlink:actuate="onLoad" draw:mime-type="image/png"/></draw:frame></text:p>
      <text:p text:style-name="Standard"><text:soft-page-break/></text:p>
      <text:p text:style-name="Standard"/>
      <text:p text:style-name="P1">The vim </text:p>
      <text:p text:style-name="P1"><draw:frame draw:style-name="fr1" draw:name="Image3" text:anchor-type="char" svg:width="6.9252in" svg:height="4.0638in" draw:z-index="2"><draw:image xlink:href="Pictures/10000000000004A2000002B8AB0DC1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06:13:30.251925871</meta:creation-date>
    <dc:date>2025-02-20T06:19:51.890822462</dc:date>
    <meta:editing-duration>PT6M22S</meta:editing-duration>
    <meta:editing-cycles>2</meta:editing-cycles>
    <meta:generator>LibreOffice/24.2.7.2$Linux_X86_64 LibreOffice_project/420$Build-2</meta:generator>
    <meta:document-statistic meta:table-count="0" meta:image-count="3" meta:object-count="0" meta:page-count="2" meta:paragraph-count="1" meta:word-count="2" meta:character-count="8" meta:non-whitespace-character-count="6"/>
  </office:meta>
</office:document-meta>
</file>